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f4e" officeooo:paragraph-rsid="00177aa9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svg:stroke-width="0.101cm" svg:stroke-color="#2c001e" draw:marker-start-width="0.65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2c001e" draw:marker-start-width="0.653cm" draw:marker-end="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2" svg:x1="16.465cm" svg:y1="3.769cm" svg:x2="7.654cm" svg:y2="3.769cm"><text:p/></draw:line><draw:line text:anchor-type="paragraph" draw:z-index="1" draw:name="Forme1" draw:style-name="gr1" draw:text-style-name="P3" svg:x1="16.702cm" svg:y1="0.774cm" svg:x2="16.808cm" svg:y2="12.051cm"><text:p/></draw:line><draw:line text:anchor-type="paragraph" draw:z-index="2" draw:name="Forme1" draw:style-name="gr1" draw:text-style-name="P3" svg:x1="7.548cm" svg:y1="0.801cm" svg:x2="7.654cm" svg:y2="12.078cm"><text:p/></draw:line><draw:line text:anchor-type="paragraph" draw:z-index="3" draw:name="Forme1" draw:style-name="gr1" draw:text-style-name="P3" svg:x1="0.536cm" svg:y1="0.801cm" svg:x2="0.642cm" svg:y2="12.051cm"><text:p/></draw:line><draw:line text:anchor-type="paragraph" draw:z-index="4" draw:name="Forme1" draw:style-name="gr1" draw:text-style-name="P3" svg:x1="6.648cm" svg:y1="5.807cm" svg:x2="0.642cm" svg:y2="5.807cm"><text:p/></draw:line><draw:line text:anchor-type="paragraph" draw:z-index="5" draw:name="Forme1" draw:style-name="gr1" draw:text-style-name="P3" svg:x1="16.57cm" svg:y1="11.019cm" svg:x2="7.865cm" svg:y2="11.019cm"><text:p/></draw:line><draw:line text:anchor-type="paragraph" draw:z-index="6" draw:name="Forme1" draw:style-name="gr2" draw:text-style-name="P3" svg:x1="6.754cm" svg:y1="8.056cm" svg:x2="0.801cm" svg:y2="8.056cm"><text:p/></draw:line><draw:frame text:anchor-type="paragraph" draw:z-index="7" draw:name="Forme2" draw:style-name="gr3" draw:text-style-name="P4" svg:width="1.879cm" svg:height="0.652cm" svg:x="6.833cm" svg:y="5.579cm"><draw:text-box><text:p><text:span text:style-name="T2">Process</text:span></text:p></draw:text-box></draw:frame><draw:line text:anchor-type="paragraph" draw:z-index="8" draw:name="Forme1" draw:style-name="gr1" draw:text-style-name="P3" svg:x1="8.738cm" svg:y1="8.082cm" svg:x2="16.57cm" svg:y2="8.082cm"><text:p/></draw:line><draw:frame text:anchor-type="paragraph" draw:z-index="9" draw:name="Forme2" draw:style-name="gr3" draw:text-style-name="P4" svg:width="1.879cm" svg:height="0.652cm" svg:x="6.86cm" svg:y="7.881cm"><draw:text-box><text:p><text:span text:style-name="T2">Process</text:span></text:p></draw:text-box></draw:frame><draw:line text:anchor-type="paragraph" draw:z-index="10" draw:name="Forme1" draw:style-name="gr2" draw:text-style-name="P3" svg:x1="16.57cm" svg:y1="5.806cm" svg:x2="8.712cm" svg:y2="5.78cm"><text:p/></draw:line><draw:frame text:anchor-type="paragraph" draw:z-index="11" draw:name="Forme2" draw:style-name="gr4" draw:text-style-name="P6" svg:width="8.626cm" svg:height="1.828cm" svg:x="7.865cm" svg:y="1.716cm"><draw:text-box><text:p text:style-name="P5"><text:span text:style-name="T3">IEEE 802.11 WLAN Configuration Request [Update WLAN (GTK, GTK Index, GTK Start, Group TSC)]</text:span></text:p></draw:text-box></draw:frame><draw:frame text:anchor-type="paragraph" draw:z-index="12" draw:name="Forme2" draw:style-name="gr5" draw:text-style-name="P4" svg:width="8.071cm" svg:height="0.652cm" svg:x="3.976cm" svg:y="4.507cm"><draw:text-box><text:p><text:span text:style-name="T2">802.1X EAPoL (GTK Message 1)</text:span></text:p></draw:text-box></draw:frame><draw:frame text:anchor-type="paragraph" draw:z-index="13" draw:name="Forme2" draw:style-name="gr6" draw:text-style-name="P4" svg:width="8.071cm" svg:height="0.877cm" svg:x="4.055cm" svg:y="7.02cm"><draw:text-box><text:p><text:span text:style-name="T2">802.1X EAPoL (GTK Message 2)</text:span></text:p></draw:text-box></draw:frame><draw:frame text:anchor-type="paragraph" draw:z-index="14" draw:name="Forme2" draw:style-name="gr4" draw:text-style-name="P6" svg:width="8.626cm" svg:height="1.828cm" svg:x="7.945cm" svg:y="8.876cm"><draw:text-box><text:p text:style-name="P5"><text:span text:style-name="T3">IEEE 802.11 WLAN Configuration Request [Update WLAN (GTK Index, GTK Complete)]</text:span></text:p></draw:text-box></draw:frame><text:span text:style-name="T1">Client</text:span> <text:s text:c="48"/><text:span text:style-name="T1">WTP</text:span> <text:s text:c="72"/><text:span text:style-name="T1">A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2:17:35.875758758</meta:creation-date>
    <dc:date>2017-10-02T12:38:28.423622519</dc:date>
    <meta:editing-duration>PT25S</meta:editing-duration>
    <meta:editing-cycles>1</meta:editing-cycles>
    <meta:document-statistic meta:table-count="0" meta:image-count="0" meta:object-count="0" meta:page-count="1" meta:paragraph-count="1" meta:word-count="3" meta:character-count="133" meta:non-whitespace-character-count="11"/>
    <meta:generator>LibreOffice/5.1.6.2$Linux_X86_64 LibreOffice_project/10m0$Build-2</meta:generator>
  </office:meta>
</office:document-meta>
</file>